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700002984AFEB9684B0CBD6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7.268cm, 3.15cm, 38.523cm, 2.57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withoutfill">
      <style:graphic-properties svg:stroke-color="#ff0000" draw:fill="solid" draw:fill-color="#ff0000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32cm" svg:height="7.43cm" svg:x="0.254cm" svg:y="5.524cm">
          <draw:image xlink:href="Pictures/10000201000009C700002984AFEB9684B0CBD6FF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1.016cm" svg:x="11.938cm" svg:y="4.508cm">
          <draw:text-box>
            <text:p>Ground Truth</text:p>
          </draw:text-box>
        </draw:frame>
        <draw:frame draw:style-name="gr2" draw:text-style-name="P2" draw:layer="layout" svg:width="6.096cm" svg:height="1.016cm" svg:x="20.574cm" svg:y="4.508cm">
          <draw:text-box>
            <text:p>Mask RCNN output</text:p>
          </draw:text-box>
        </draw:frame>
        <draw:frame draw:style-name="gr2" draw:text-style-name="P2" draw:layer="layout" svg:width="3.556cm" svg:height="1.016cm" svg:x="2.794cm" svg:y="4.508cm">
          <draw:text-box>
            <text:p>Input data</text:p>
          </draw:text-box>
        </draw:frame>
        <draw:path draw:style-name="gr3" draw:text-style-name="P3" draw:layer="layout" svg:width="2.526cm" svg:height="1.827cm" draw:transform="rotate (0.5848598323433) translate (12.9796462292919cm 9.78470793194045cm)" svg:viewBox="0 0 2527 1828" svg:d="M314 1259c266 9 542 54 774 192 239 142 484 294 762 364 207 52 403-66 495-233 94-173 275-406 124-580-134-155-249-312-424-421-165-103-322-222-487-323-153-93-285-237-474-253-222-20-445 25-654 109-175 70-341 218-336 417 4 198-183 375-41 576l164 147 152 102 126 83">
          <text:p/>
        </draw:path>
        <draw:path draw:style-name="gr3" draw:text-style-name="P3" draw:layer="layout" svg:width="2.167cm" svg:height="1.596cm" draw:transform="rotate (0.505447351377558) translate (22.5217820981959cm 9.61473896944393cm)" svg:viewBox="0 0 2168 1597" svg:d="M78 1143c224 3 455 26 661 118 203 90 398 182 609 280 234 107 446 45 623-57 151-87 248-309 170-478-105-230-324-373-501-545-152-148-373-204-547-322-165-112-368-117-556-136-183-19-463 61-445 288 14 186-128 338-83 528">
          <text:p/>
        </draw:path>
        <draw:path draw:style-name="gr3" draw:text-style-name="P3" draw:layer="layout" svg:width="1.992cm" svg:height="1.138cm" draw:transform="rotate (0.216595360172496) translate (13.0087732834621cm 11.0121121998185cm)" svg:viewBox="0 0 1993 1139" svg:d="M14 909c279-29 538 92 810 127 182 24 358 103 542 103 218 0 447-118 579-300 133-183-33-421-232-497-177-67-316-233-506-265s-375-130-574-40c-205 92-379 239-503 420-82 120-255 392 18 465l163 36">
          <text:p/>
        </draw:path>
        <draw:path draw:style-name="gr3" draw:text-style-name="P3" draw:layer="layout" svg:width="2.118cm" svg:height="1.325cm" draw:transform="rotate (-2.72149190263476) translate (24.6778458517106cm 11.6229177265432cm)" svg:viewBox="0 0 2119 1326" svg:d="M1546 1324c229 22 397-167 524-353 139-203-45-356-169-441-163-111-297-255-494-330-176-66-352-136-536-149-213-14-431-102-637-9-176 79-321 337-172 508 140 160 348 221 523 344 141 100 309 170 487 180l220 81 152 68 98-12">
          <text:p/>
        </draw:path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23:58:07.746666429</meta:creation-date>
    <dc:date>2022-11-23T23:47:29.994279069</dc:date>
    <meta:editing-duration>PT23H39M11S</meta:editing-duration>
    <meta:editing-cycles>2</meta:editing-cycles>
    <meta:generator>LibreOffice/6.4.7.2$Linux_X86_64 LibreOffice_project/40$Build-2</meta:generator>
    <meta:document-statistic meta:object-count="31"/>
  </office:meta>
</office:document-meta>
</file>